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69b" officeooo:paragraph-rsid="0002169b"/>
    </style:style>
    <style:style style:name="P2" style:family="paragraph" style:parent-style-name="Standard">
      <style:text-properties officeooo:rsid="00055893" officeooo:paragraph-rsid="00055893"/>
    </style:style>
    <style:style style:name="P3" style:family="paragraph" style:parent-style-name="Standard">
      <style:text-properties officeooo:rsid="00074680" officeooo:paragraph-rsid="00074680"/>
    </style:style>
    <style:style style:name="P4" style:family="paragraph" style:parent-style-name="Standard">
      <style:text-properties officeooo:rsid="0008d9f6" officeooo:paragraph-rsid="0008d9f6"/>
    </style:style>
    <style:style style:name="P5" style:family="paragraph" style:parent-style-name="Standard">
      <style:text-properties officeooo:rsid="000a847e" officeooo:paragraph-rsid="000a847e"/>
    </style:style>
    <style:style style:name="P6" style:family="paragraph" style:parent-style-name="Standard">
      <style:text-properties officeooo:rsid="000aec9d" officeooo:paragraph-rsid="000aec9d"/>
    </style:style>
    <style:style style:name="P7" style:family="paragraph" style:parent-style-name="Standard">
      <style:text-properties officeooo:rsid="000cbc1f" officeooo:paragraph-rsid="000cbc1f"/>
    </style:style>
    <style:style style:name="P8" style:family="paragraph" style:parent-style-name="Standard">
      <style:text-properties fo:font-weight="bold" officeooo:rsid="000cbc1f" officeooo:paragraph-rsid="000cbc1f" style:font-weight-asian="bold" style:font-weight-complex="bold"/>
    </style:style>
    <style:style style:name="P9" style:family="paragraph" style:parent-style-name="Standard">
      <style:text-properties officeooo:rsid="000d8b67" officeooo:paragraph-rsid="000d8b67"/>
    </style:style>
    <style:style style:name="P10" style:family="paragraph" style:parent-style-name="Standard">
      <style:text-properties officeooo:rsid="0003d9a9" officeooo:paragraph-rsid="0008d9f6"/>
    </style:style>
    <style:style style:name="P11" style:family="paragraph" style:parent-style-name="Standard">
      <style:text-properties officeooo:rsid="0008d9f6" officeooo:paragraph-rsid="0008d9f6"/>
    </style:style>
    <style:style style:name="P12" style:family="paragraph" style:parent-style-name="Standard">
      <style:text-properties officeooo:rsid="0008d9f6" officeooo:paragraph-rsid="0010bdec"/>
    </style:style>
    <style:style style:name="P13" style:family="paragraph" style:parent-style-name="Standard">
      <style:text-properties officeooo:rsid="0010bdec" officeooo:paragraph-rsid="0010bdec"/>
    </style:style>
    <style:style style:name="P14" style:family="paragraph" style:parent-style-name="Standard">
      <style:text-properties officeooo:rsid="000aec9d" officeooo:paragraph-rsid="000aec9d"/>
    </style:style>
    <style:style style:name="P15" style:family="paragraph" style:parent-style-name="Standard">
      <style:text-properties officeooo:rsid="0012b67c" officeooo:paragraph-rsid="0012b6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Hadoop Installation Steps</text:p>
      <text:p text:style-name="P8">(Ubuntu 16.04 <text:s/>hadoop 2.9.0)</text:p>
      <text:p text:style-name="P7"/>
      <text:p text:style-name="P1">&gt;sudo apt-get update</text:p>
      <text:p text:style-name="P1">&gt;sudo apt-get install default-jdk</text:p>
      <text:p text:style-name="P1">samyak@samyak-Latitude-E6430:~$ java -version</text:p>
      <text:p text:style-name="P1">openjdk version "1.8.0_292"</text:p>
      <text:p text:style-name="P1"/>
      <text:p text:style-name="P2">samyak@samyak-Latitude-E6430:~$ sudo addgroup hadoop</text:p>
      <text:p text:style-name="P2">[sudo] password for samyak: </text:p>
      <text:p text:style-name="P2">Adding group `hadoop' (GID 1001) ...</text:p>
      <text:p text:style-name="P2">Done.</text:p>
      <text:p text:style-name="P2">samyak@samyak-Latitude-E6430:~$ sudo adduser --ingroup hadoop hduser1</text:p>
      <text:p text:style-name="P2">Adding user `hduser1' ...</text:p>
      <text:p text:style-name="P2">samyak@samyak-Latitude-E6430:~$ sudo adduser hduser1 sudo</text:p>
      <text:p text:style-name="P2">Adding user `hduser1' to group `sudo' ...</text:p>
      <text:p text:style-name="P2">Adding user hduser1 to group sudo</text:p>
      <text:p text:style-name="P2">Done</text:p>
      <text:p text:style-name="P2"/>
      <text:p text:style-name="P2"/>
      <text:p text:style-name="P2">samyak@samyak-Latitude-E6430:~$ sudo apt-get install openssh-server</text:p>
      <text:p text:style-name="P2"/>
      <text:p text:style-name="P2">samyak@samyak-Latitude-E6430:~$ which ssh</text:p>
      <text:p text:style-name="P2">/usr/bin/ssh</text:p>
      <text:p text:style-name="P2">samyak@samyak-Latitude-E6430:~$ which sshd</text:p>
      <text:p text:style-name="P2">/usr/sbin/sshd</text:p>
      <text:p text:style-name="P2">samyak@samyak-Latitude-E6430:~$ su - hduser1</text:p>
      <text:p text:style-name="P2">Password: </text:p>
      <text:p text:style-name="P2">To run a command as administrator (user "root"), use "sudo &lt;command&gt;".</text:p>
      <text:p text:style-name="P2">See "man sudo_root" for details.</text:p>
      <text:p text:style-name="P2"/>
      <text:p text:style-name="P2">hduser1@samyak-Latitude-E6430:~$ cd</text:p>
      <text:p text:style-name="P2">hduser1@samyak-Latitude-E6430:~$ pwd</text:p>
      <text:p text:style-name="P2">/home/hduser1</text:p>
      <text:p text:style-name="P2">hduser1@samyak-Latitude-E6430:~$ ssh-keygen -t rsa -P ""</text:p>
      <text:p text:style-name="P3">hduser1@samyak-Latitude-E6430:~$ cat $HOME/.ssh/id_rsa.pub &gt;&gt; $HOME/.ssh/authorize_keys</text:p>
      <text:p text:style-name="P3">hduser1@samyak-Latitude-E6430:~$ ssh localhost</text:p>
      <text:p text:style-name="P3">hduser1@samyak-Latitude-E6430:~$ exit</text:p>
      <text:p text:style-name="P3">logout</text:p>
      <text:p text:style-name="P3">Connection to localhost closed.</text:p>
      <text:p text:style-name="P3"/>
      <text:p text:style-name="P10"><text:s/>hduser1@samyak-Latitude-E6430:~$ pwd</text:p>
      <text:p text:style-name="P4">/home/hduser1</text:p>
      <text:p text:style-name="P13">hduser1@samyak-Latitude-E6430:~$ cd /home/samyak/Downloads/</text:p>
      <text:p text:style-name="P13">or</text:p>
      <text:p text:style-name="P13">su – samyak</text:p>
      <text:p text:style-name="P13">pwd-samyak</text:p>
      <text:p text:style-name="P13"/>
      <text:p text:style-name="P13">samyak@samyak-Latitude-E6430:~/Downloads/Hadoop installation file steps$ sudo tar -xvzf hadoop-2.9.0.tar.gz</text:p>
      <text:p text:style-name="P13"/>
      <text:p text:style-name="P13"><text:soft-page-break/>samyak@samyak-Latitude-E6430:~/Downloads/Hadoop installation file steps$ sudo mv hadoop-2.9.0 <text:s text:c="2"/>/usr/local/hadoop</text:p>
      <text:p text:style-name="P13"/>
      <text:p text:style-name="P13">samyak@samyak-Latitude-E6430:~$ sudo adduser hduser1 sudo</text:p>
      <text:p text:style-name="P4"/>
      <text:p text:style-name="P13">samyak@samyak-Latitude-E6430:~$ su – hduser1</text:p>
      <text:p text:style-name="P13"/>
      <text:p text:style-name="P13">hduser1@samyak-Latitude-E6430:~$ sudo gedit ~/.bashrc</text:p>
      <text:p text:style-name="P13"/>
      <text:p text:style-name="P13">hduser1@samyak-Latitude-E6430:~$ sudo gedit /usr/local/hadoop/etc/hadoop/hadoop-env.sh</text:p>
      <text:p text:style-name="P12"/>
      <text:p text:style-name="P6">hduser1@samyak-Latitude-E6430:/home/samyak/Desktop$ sudo gedit /usr/local/hadoop/etc/hadoop/core-site.xml</text:p>
      <text:p text:style-name="P6"/>
      <text:p text:style-name="P6">hduser1@samyak-Latitude-E6430:/home/samyak/Desktop$ sudo gedit /usr/local/hadoop/etc/hadoop/hdfs-site.xml </text:p>
      <text:p text:style-name="P6"/>
      <text:p text:style-name="P13"/>
      <text:p text:style-name="P15">hduser1@samyak-Latitude-E6430:~$ sudo gedit /usr/local/hadoop/etc/hadoop/yarn-site.xml </text:p>
      <text:p text:style-name="P6"/>
      <text:p text:style-name="P6">hduser1@samyak-Latitude-E6430:/home/samyak/Desktop$ sudo cp /usr/local/hadoop/etc/hadoop/mapred-site.xml.template /usr/local/hadoop/etc/hadoop/mapred-site.xml</text:p>
      <text:p text:style-name="P6">hduser1@samyak-Latitude-E6430:/home/samyak/Desktop$ sudo gedit /usr/local/hadoop/etc/hadoop/mapred-site.xml</text:p>
      <text:p text:style-name="P6"/>
      <text:p text:style-name="P6"/>
      <text:p text:style-name="P6">hduser1@samyak-Latitude-E6430:/home/samyak/Desktop$ sudo mkdir -p /usr/local/hadoop_tmp</text:p>
      <text:p text:style-name="P6"/>
      <text:p text:style-name="P6">hduser1@samyak-Latitude-E6430:/home/samyak/Desktop$ sudo mkdir -p /usr/local/hadoop_tmp/hdfs/namenode</text:p>
      <text:p text:style-name="P6"/>
      <text:p text:style-name="P6">hduser1@samyak-Latitude-E6430:/home/samyak/Desktop$ sudo mkdir -p /usr/local/hadoop_tmp/hdfs/datanode</text:p>
      <text:p text:style-name="P6"/>
      <text:p text:style-name="P6">hduser1@samyak-Latitude-E6430:/home/samyak/Desktop$ sudo chown -R hduser1 /usr/local/hadoop_tmp</text:p>
      <text:p text:style-name="P6"/>
      <text:p text:style-name="P9">hduser1@samyak-Latitude-E6430:/home/samyak/Desktop$ cd</text:p>
      <text:p text:style-name="P9">hduser1@samyak-Latitude-E6430:~$ hdfs namenode -format</text:p>
      <text:p text:style-name="P9">hduser1@samyak-Latitude-E6430:~$ start-dfs.sh</text:p>
      <text:p text:style-name="P9">hduser1@samyak-Latitude-E6430:~$ start-yarn.sh</text:p>
      <text:p text:style-name="P9"/>
      <text:p text:style-name="P9">hduser1@samyak-Latitude-E6430:~$ jps</text:p>
      <text:p text:style-name="P9">8438 Jps</text:p>
      <text:p text:style-name="P9">6585 NameNode</text:p>
      <text:p text:style-name="P9">8313 NodeManager</text:p>
      <text:p text:style-name="P9">7998 ResourceManager</text:p>
      <text:p text:style-name="P9">6926 SecondaryNameNode</text:p>
      <text:p text:style-name="P9">6735 DataN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9T15:56:24.140467312</meta:creation-date>
    <meta:editing-duration>PT1M30S</meta:editing-duration>
    <meta:editing-cycles>5</meta:editing-cycles>
    <meta:generator>LibreOffice/5.1.6.2$Linux_X86_64 LibreOffice_project/10m0$Build-2</meta:generator>
    <dc:date>2024-03-09T13:56:47.951999066</dc:date>
    <meta:document-statistic meta:table-count="0" meta:image-count="0" meta:object-count="0" meta:page-count="2" meta:paragraph-count="66" meta:word-count="233" meta:character-count="3074" meta:non-whitespace-character-count="2897"/>
  </office:meta>
</office:document-meta>
</file>